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Default"/>
        <table:table-column table:style-name="co1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La burĝonantaj fianĉoj</text:p>
          </table:table-cell>
          <table:covered-table-cell/>
          <table:covered-table-cell table:style-name="ce4"/>
          <table:covered-table-cell table:number-columns-repeated="2" table:style-name="ce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8" table:number-columns-repeated="3"/>
          <table:table-cell/>
          <table:table-cell table:style-name="Default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22"/>
          <table:table-cell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23" office:value-type="string" calcext:value-type="string">
            <text:p>ILO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 calcext:value-type="string">
            <text:p>Ansofi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21:09:18.692948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4-08T21:10:00.756181818</dc:date>
    <meta:editing-duration>P1DT11H12M48S</meta:editing-duration>
    <meta:editing-cycles>118</meta:editing-cycles>
    <meta:generator>LibreOffice/6.4.6.2$Linux_X86_64 LibreOffice_project/40$Build-2</meta:generator>
    <meta:document-statistic meta:table-count="1" meta:cell-count="23" meta:object-count="0"/>
  </office:meta>
</office:document-meta>
</file>